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margin-top="0cm" fo:margin-bottom="0.247cm" style:contextual-spacing="false" fo:text-align="justify" style:justify-single-word="false"/>
    </style:style>
    <style:style style:name="P4" style:family="paragraph" style:parent-style-name="Text_20_body" style:list-style-name="L2">
      <style:paragraph-properties fo:margin-top="0cm" fo:margin-bottom="0.247cm" style:contextual-spacing="false" fo:text-align="justify" style:justify-single-word="false"/>
    </style:style>
    <style:style style:name="P5" style:family="paragraph" style:parent-style-name="Text_20_body" style:list-style-name="L1">
      <style:paragraph-properties fo:margin-top="0cm" fo:margin-bottom="0.247cm" style:contextual-spacing="false"/>
    </style:style>
    <style:style style:name="P6" style:family="paragraph" style:parent-style-name="Text_20_body" style:list-style-name="L2">
      <style:paragraph-properties fo:margin-top="0cm" fo:margin-bottom="0.247cm" style:contextual-spacing="false"/>
    </style:style>
    <style:style style:name="T1" style:family="text">
      <style:text-properties style:font-name="Arial"/>
    </style:style>
    <style:style style:name="T2" style:family="text">
      <style:text-properties style:font-name="Arial" fo:font-weight="bold"/>
    </style:style>
    <style:style style:name="T3" style:family="text">
      <style:text-properties style:font-name="Arial" fo:font-style="itali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oteamento Dinâmico BGP </text:h>
      <text:p text:style-name="Text_20_body">O roteamento dinâmico BGP ( <text:span text:style-name="Emphasis">Border Gateway Protocol </text:span>) é bem complexo: ele usa o TCP como protocolo de transporte; logo, é possível que dois roteadores formem uma conexão TCP entre eles, e são denominados roteadores de <text:span text:style-name="Emphasis">peer </text:span>. </text:p>
      <text:p text:style-name="Text_20_body">BGP é um protocolo de roteamento entre domínios. A principal função do BGP é fornecer e trocar informações de acessibilidade da rede entre domínios ou sistemas autônomos (AS). O BGP usa a porta TCP 179 como seu protocolo de transporte entre pares ou vizinhos do BGP. O BGP4 foi criado para fornecer roteamento entre domínios sem classe (CIDR), um recurso que não estava presente nas versões anteriores. </text:p>
      <text:p text:style-name="Text_20_body">O BGP geralmente é configurado entre dois roteadores conectados diretamente, que pertencem a diferentes sistemas autônomos. Cada AS está sob administração técnica diferente: geralmente, uma é a empresa e o outro é o provedor de serviços, ou entre diferentes provedores de serviços. </text:p>
      <text:h text:style-name="Heading_20_3" text:outline-level="3">Vamos Praticar </text:h>
      <text:p text:style-name="Text_20_body">Tomando como exemplo uma rede com dois roteadores com roteamento dinâmico BGP, descreva o processo de habilitar o BGP nos roteadores e o processo para formar vizinhos BGP desses roteadores. <text:span text:style-name="Strong_20_Emphasis">Ao final, disponibilize seu trabalho no fórum da seção. </text:span></text:p>
      <text:h text:style-name="Heading_20_1" text:outline-level="1">Referências </text:h>
      <text:p text:style-name="Text_20_body">GUIA de certificação do CCIE roteamento e comutação Exame. <text:span text:style-name="Strong_20_Emphasis">Cisco Press, </text:span>2003. </text:p>
      <text:p text:style-name="Text_20_body">IP routing: BGP configuration guide. <text:span text:style-name="Strong_20_Emphasis">Cisco </text:span>. Disponível em: <text:a xlink:type="simple" xlink:href="http://www.cisco.com/c/en/us/td/docs/ios-xml/ios/iproute_bgp/configuration/xe-16/irg-xe-16-book/configuring-a-basic-bgp-network.html" office:target-frame-name="_blank" xlink:show="new" text:style-name="Internet_20_link" text:visited-style-name="Visited_20_Internet_20_Link">https://www.cisco.com/c/en/us/td/docs/ios-xml/ios/iproute_bgp/configuration/xe-16/irg-xe-16-book/configuring-a-basic-bgp-network.html. </text:a>Acesso em: 11 fev. de 2020. </text:p>
      <text:p text:style-name="P2"><text:span text:style-name="T1">Caro estudante,</text:span> </text:p>
      <text:p text:style-name="P2"><text:span text:style-name="T1">Antes que as atualizações de roteamento possam ser trocadas entre dois roteadores BGP, os roteadores devem se tornar vizinhos estabelecidos. Depois que os roteadores BGP estabelecem uma conexão TCP, trocam informações e aceitam as informações, eles se tornam vizinhos estabelecidos e começam a trocar atualizações de roteamento. Se os vizinhos não atingirem um estado estabelecido, as atualizações do BGP não serão trocadas. As informações trocadas antes que os vizinhos sejam estabelecidos incluem o seguinte: número da versão do BGP, número do AS e ID do roteador (RID) do BGP.</text:span> </text:p>
      <text:p text:style-name="P2"><text:span text:style-name="T1">Nos roteadores da Cisco, é possível configurar o BGP de três maneiras para anunciar redes para outros pares:</text:span> </text:p>
      <text:list xml:id="list215407699" text:style-name="L1">
        <text:list-item>
          <text:p text:style-name="P5"><text:span text:style-name="T1">Rede comando.</text:span> </text:p>
        </text:list-item>
        <text:list-item>
          <text:p text:style-name="P5"><text:span text:style-name="T1">Endereço agregado comando.</text:span> </text:p>
        </text:list-item>
        <text:list-item>
          <text:p text:style-name="P3"><text:span text:style-name="T1">Redistribuição de IGPs.</text:span> </text:p>
        </text:list-item>
      </text:list>
      <text:p text:style-name="P2"><text:span text:style-name="T1">O comando </text:span><text:span text:style-name="T2">rede</text:span><text:span text:style-name="T1"> especifica quais rotas na tabela de roteamento IP local são adicionadas à tabela BGP. O comando </text:span><text:span text:style-name="T2">agregate-address</text:span><text:span text:style-name="T1"> anuncia uma rede agregada (sumário) se </text:span><text:soft-page-break/><text:span text:style-name="T1">houver algum prefixo mais específico na tabela BGP.  E outro método para anunciar rotas BGP é importá-las para a tabela de roteamento BGP por meio da redistribuição de um IGP (como OSPF e EIGRP). O comando de rede e a redistribuição de um IGP adicionam rotas que já estão na tabela IP na tabela BGP.</text:span> </text:p>
      <text:p text:style-name="P2"><text:span text:style-name="T1">O processo de configuração de um roteamento BGP é composto de algumas etapas:</text:span> </text:p>
      <text:list xml:id="list4221662820" text:style-name="L2">
        <text:list-item>
          <text:p text:style-name="P6"><text:span text:style-name="T2">Enable.</text:span> </text:p>
        </text:list-item>
        <text:list-item>
          <text:p text:style-name="P6"><text:span text:style-name="T2">Configure terminal.</text:span> </text:p>
        </text:list-item>
        <text:list-item>
          <text:p text:style-name="P6"><text:span text:style-name="T2">Router BGP </text:span><text:span text:style-name="T3">autonomous-system-number.</text:span> </text:p>
        </text:list-item>
        <text:list-item>
          <text:p text:style-name="P6"><text:span text:style-name="T2">Network</text:span> <text:span text:style-name="T3">network-number</text:span><text:span text:style-name="T1"> [</text:span><text:span text:style-name="T2">mask</text:span><text:span text:style-name="T1"> </text:span><text:span text:style-name="T3">network-mask</text:span><text:span text:style-name="T1">] [</text:span><text:span text:style-name="T2">route-map</text:span><text:span text:style-name="T1"> </text:span><text:span text:style-name="T3">route-map-name</text:span><text:span text:style-name="T1">].</text:span> </text:p>
        </text:list-item>
        <text:list-item>
          <text:p text:style-name="P6"><text:span text:style-name="T2">BGP router-id</text:span> <text:span text:style-name="T3">ip-address.</text:span> </text:p>
        </text:list-item>
        <text:list-item>
          <text:p text:style-name="P6"><text:span text:style-name="T2">Timers bgp</text:span> <text:span text:style-name="T3">keepalive holdtime.</text:span> </text:p>
        </text:list-item>
        <text:list-item>
          <text:p text:style-name="P6"><text:span text:style-name="T2">BGP fast-external-fallover.</text:span> </text:p>
        </text:list-item>
        <text:list-item>
          <text:p text:style-name="P6"><text:span text:style-name="T2">BGP log-neighbor-changes.</text:span> </text:p>
        </text:list-item>
        <text:list-item>
          <text:p text:style-name="P6"><text:span text:style-name="T2">End.</text:span> </text:p>
        </text:list-item>
        <text:list-item>
          <text:p text:style-name="P4"><text:span text:style-name="T2">Show ip BGP</text:span> <text:span text:style-name="T1">[</text:span><text:span text:style-name="T3">network</text:span><text:span text:style-name="T1">] [</text:span><text:span text:style-name="T3">network-mask</text:span><text:span text:style-name="T1">].</text:span> </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8T18:28:39.988566442</meta:creation-date>
    <dc:date>2022-10-07T17:49:01.250704028</dc:date>
    <meta:editing-duration>PT52S</meta:editing-duration>
    <meta:editing-cycles>2</meta:editing-cycles>
    <meta:generator>LibreOffice/7.3.6.2$Linux_X86_64 LibreOffice_project/30$Build-2</meta:generator>
    <meta:document-statistic meta:table-count="0" meta:image-count="0" meta:object-count="0" meta:page-count="2" meta:paragraph-count="27" meta:word-count="474" meta:character-count="3140" meta:non-whitespace-character-count="2678"/>
  </office:meta>
</office:document-meta>
</file>